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font-size="15pt" officeooo:rsid="00064920" officeooo:paragraph-rsid="00064920" style:font-size-asian="15pt" style:font-size-complex="15pt"/>
    </style:style>
    <style:style style:name="P2" style:family="paragraph" style:parent-style-name="Preformatted_20_Text">
      <style:text-properties officeooo:rsid="00064920" officeooo:paragraph-rsid="00064920"/>
    </style:style>
    <style:style style:name="P3" style:family="paragraph" style:parent-style-name="Preformatted_20_Text">
      <style:text-properties fo:font-style="italic" fo:font-weight="bold" officeooo:rsid="00064920" officeooo:paragraph-rsid="00064920" style:font-style-asian="italic" style:font-weight-asian="bold" style:font-style-complex="italic" style:font-weight-complex="bold"/>
    </style:style>
    <style:style style:name="P4" style:family="paragraph" style:parent-style-name="Preformatted_20_Text">
      <style:text-properties officeooo:rsid="00064920" officeooo:paragraph-rsid="00064920"/>
    </style:style>
    <style:style style:name="P5" style:family="paragraph" style:parent-style-name="Preformatted_20_Text">
      <style:text-properties officeooo:rsid="00064920" officeooo:paragraph-rsid="000cb8bb"/>
    </style:style>
    <style:style style:name="P6" style:family="paragraph" style:parent-style-name="Preformatted_20_Text">
      <style:text-properties officeooo:rsid="00080899" officeooo:paragraph-rsid="00080899"/>
    </style:style>
    <style:style style:name="P7" style:family="paragraph" style:parent-style-name="Preformatted_20_Text">
      <style:text-properties officeooo:rsid="00080899" officeooo:paragraph-rsid="0008d1b6"/>
    </style:style>
    <style:style style:name="P8" style:family="paragraph" style:parent-style-name="Preformatted_20_Text">
      <style:text-properties fo:font-style="italic" fo:font-weight="bold" officeooo:rsid="00064920" officeooo:paragraph-rsid="00064920" style:font-style-asian="italic" style:font-weight-asian="bold" style:font-style-complex="italic" style:font-weight-complex="bold"/>
    </style:style>
    <style:style style:name="P9" style:family="paragraph" style:parent-style-name="Preformatted_20_Text">
      <style:text-properties fo:font-style="italic" fo:font-weight="bold" officeooo:rsid="00080899" officeooo:paragraph-rsid="00080899" style:font-style-asian="italic" style:font-weight-asian="bold" style:font-style-complex="italic" style:font-weight-complex="bold"/>
    </style:style>
    <style:style style:name="P10" style:family="paragraph" style:parent-style-name="Preformatted_20_Text">
      <style:text-properties style:font-name="Nimbus Mono L" fo:font-style="italic" officeooo:rsid="00080899" officeooo:paragraph-rsid="00080899" style:font-style-asian="italic" style:font-style-complex="italic"/>
    </style:style>
    <style:style style:name="P11" style:family="paragraph" style:parent-style-name="Preformatted_20_Text">
      <style:text-properties style:font-name="Nimbus Mono L" fo:font-style="italic" officeooo:rsid="00064920" officeooo:paragraph-rsid="00080899" style:font-style-asian="italic" style:font-style-complex="italic"/>
    </style:style>
    <style:style style:name="P12" style:family="paragraph" style:parent-style-name="Preformatted_20_Text">
      <style:text-properties officeooo:paragraph-rsid="0008d1b6"/>
    </style:style>
    <style:style style:name="P13" style:family="paragraph" style:parent-style-name="Preformatted_20_Text">
      <style:text-properties officeooo:rsid="0009118b" officeooo:paragraph-rsid="0009118b"/>
    </style:style>
    <style:style style:name="P14" style:family="paragraph" style:parent-style-name="Preformatted_20_Text">
      <style:text-properties officeooo:rsid="000a1193" officeooo:paragraph-rsid="000a1193"/>
    </style:style>
    <style:style style:name="P15" style:family="paragraph" style:parent-style-name="Preformatted_20_Text">
      <style:text-properties officeooo:rsid="000a1193" officeooo:paragraph-rsid="000aa2ba"/>
    </style:style>
    <style:style style:name="P16" style:family="paragraph" style:parent-style-name="Preformatted_20_Text">
      <style:text-properties officeooo:rsid="000a1193" officeooo:paragraph-rsid="000afbda"/>
    </style:style>
    <style:style style:name="P17" style:family="paragraph" style:parent-style-name="Preformatted_20_Text">
      <style:text-properties officeooo:rsid="000a1193" officeooo:paragraph-rsid="000d0df1"/>
    </style:style>
    <style:style style:name="P18" style:family="paragraph" style:parent-style-name="Preformatted_20_Text">
      <style:text-properties officeooo:rsid="000a1193" officeooo:paragraph-rsid="000eec9e"/>
    </style:style>
    <style:style style:name="P19" style:family="paragraph" style:parent-style-name="Preformatted_20_Text">
      <style:text-properties officeooo:paragraph-rsid="000a1193"/>
    </style:style>
    <style:style style:name="T1" style:family="text">
      <style:text-properties officeooo:rsid="0008d1b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8d1b6" style:font-style-asian="italic" style:font-style-complex="italic"/>
    </style:style>
    <style:style style:name="T4" style:family="text">
      <style:text-properties fo:font-style="italic" officeooo:rsid="000d0df1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aa2ba" style:font-style-asian="italic" style:font-weight-asian="bold" style:font-style-complex="italic" style:font-weight-complex="bold"/>
    </style:style>
    <style:style style:name="T7" style:family="text">
      <style:text-properties style:font-name="Nimbus Mono L"/>
    </style:style>
    <style:style style:name="T8" style:family="text">
      <style:text-properties style:font-name="Nimbus Mono L" fo:font-style="italic" style:font-style-asian="italic" style:font-style-complex="italic"/>
    </style:style>
    <style:style style:name="T9" style:family="text">
      <style:text-properties style:font-name="Nimbus Mono L" fo:font-style="italic" officeooo:rsid="00080899" style:font-style-asian="italic" style:font-style-complex="italic"/>
    </style:style>
    <style:style style:name="T10" style:family="text">
      <style:text-properties style:font-name="Nimbus Mono L" officeooo:rsid="000aa2ba"/>
    </style:style>
    <style:style style:name="T11" style:family="text">
      <style:text-properties style:font-name="Nimbus Mono L" officeooo:rsid="000d0df1"/>
    </style:style>
    <style:style style:name="T12" style:family="text">
      <style:text-properties officeooo:rsid="000a1193"/>
    </style:style>
    <style:style style:name="T13" style:family="text">
      <style:text-properties officeooo:rsid="000aa2ba"/>
    </style:style>
    <style:style style:name="T14" style:family="text">
      <style:text-properties officeooo:rsid="000afbda"/>
    </style:style>
    <style:style style:name="T15" style:family="text">
      <style:text-properties officeooo:rsid="000cb8bb"/>
    </style:style>
    <style:style style:name="T16" style:family="text">
      <style:text-properties officeooo:rsid="000d0df1"/>
    </style:style>
    <style:style style:name="T17" style:family="text">
      <style:text-properties officeooo:rsid="000eec9e"/>
    </style:style>
    <style:style style:name="T18" style:family="text">
      <style:text-properties officeooo:rsid="000ff4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/text:p>
      <text:p text:style-name="P3">Description:</text:p>
      <text:p text:style-name="P5">This project is for getting all java <text:span text:style-name="T16">question</text:span>s <text:span text:style-name="T12">with thier accepted answers and most voted answers</text:span> which are having "how" in their title from stackoverflow.com </text:p>
      <text:p text:style-name="P2"/>
      <text:p text:style-name="P3">Prerequisites:</text:p>
      <text:p text:style-name="P5">Get all posts in stackoverflow.com from https://archive.org/details/stackexchange. All posts are in <text:span text:style-name="T15">the form of </text:span>one large(arround 50GB) xml file<text:span text:style-name="T15">(</text:span>Posts.xml<text:span text:style-name="T15">)</text:span>. We can <text:span text:style-name="T15">use </text:span><text:span text:style-name="T2">xml_split</text:span> <text:span text:style-name="T15">for </text:span>split<text:span text:style-name="T15">ting the</text:span> above file <text:span text:style-name="T15">if</text:span> needed.</text:p>
      <text:p text:style-name="P2"/>
      <text:p text:style-name="P9">Posts.xml file format:</text:p>
      <text:p text:style-name="P6">It contains all questions and answers related of stackoverflow posts. To differentiate between question and answers they used <text:span text:style-name="T7">PostTypeId</text:span>. If it is “1” then it is a question, in case of “2” it is an answer.</text:p>
      <text:p text:style-name="P6"/>
      <text:p text:style-name="P13">We can map each question to its accepted answer by using <text:span text:style-name="T7">AcceptedAnswerId</text:span>. And for getting most voted answer for a<text:span text:style-name="T15">ny</text:span> question we can use <text:span text:style-name="T15">the</text:span> <text:span text:style-name="T7">Score</text:span> and <text:span text:style-name="T7">ParentId</text:span> of an answer.</text:p>
      <text:p text:style-name="P13"/>
      <text:p text:style-name="P10">&lt;row Id="11" PostTypeId="1" AcceptedAnswerId="1248"....Body = “”....Title="How can relative time be calculated in C#?" Tags="&lt;c#&gt;&lt;datetime&gt;&lt;datediff&gt;&lt;relative-time-span&gt;".....&gt;</text:p>
      <text:p text:style-name="P10">&lt;row Id="12" PostTypeId="2" ParentId="11" .....Score="278" Body="”....&gt;</text:p>
      <text:p text:style-name="P10"/>
      <text:p text:style-name="P11"/>
      <text:p text:style-name="P2"><text:span text:style-name="T5">Project</text:span><text:span text:style-name="T6">'s</text:span><text:span text:style-name="T5"> Input:</text:span> </text:p>
      <text:p text:style-name="P2">The Posts.xml file which <text:span text:style-name="T15">is </text:span>downloaded from above link.</text:p>
      <text:p text:style-name="P2"/>
      <text:p text:style-name="P3">Project<text:span text:style-name="T13">'s</text:span> Ouput:</text:p>
      <text:p text:style-name="P2"><text:span text:style-name="T15">Output file</text:span> contains <text:span text:style-name="T15">a </text:span>list of JSON objects. Each JSON object <text:span text:style-name="T15">contains</text:span> a java <text:span text:style-name="T16">questions</text:span> with accepted answer and most voted answer.</text:p>
      <text:p text:style-name="P2"/>
      <text:p text:style-name="P2">We can cross verify our results using <text:span text:style-name="T2">http://api.stackexchange.com/2.2/questions/&lt;post Id&gt;/answers?order=desc&amp;sort=activity&amp;site=stackoverflow</text:span></text:p>
      <text:p text:style-name="P2"/>
      <text:p text:style-name="P3">application.properties file setup:</text:p>
      <text:p text:style-name="P2">stackOverFlowPostsDirectory = &lt;input directory path(Posts.xml)&gt;</text:p>
      <text:p text:style-name="P2">filteredPostsFilePath = &lt;output file path&gt;</text:p>
      <text:p text:style-name="P2"/>
      <text:p text:style-name="P9">Code Overview:</text:p>
      <text:p text:style-name="P6"><text:span text:style-name="T12">Here w</text:span>e have <text:span text:style-name="T12">4</text:span> classes, </text:p>
      <text:p text:style-name="P12"/>
      <text:p text:style-name="P12"><text:span text:style-name="T3">1. StackOverFlowJavaPostsFilter:</text:span><text:span text:style-name="T1"> It is main class. Responsible for getting all the java questions which are having “how” in their title from stackoverflow.com with thier accepted answer and most voted answer.</text:span></text:p>
      <text:p text:style-name="P19"><text:span text:style-name="T12">Mainly its doing 3 steps,</text:span></text:p>
      <text:p text:style-name="P14">a. Getting all files from given input directory.</text:p>
      <text:p text:style-name="P16">b. Initiates parsing on <text:span text:style-name="T16">each and </text:span>every file <text:span text:style-name="T14">with </text:span><text:span text:style-name="T3">StackOverFlowPostsParser</text:span>.</text:p>
      <text:p text:style-name="P17">c. After completion of parsing it initiates writing <text:span text:style-name="T16">question</text:span>s with <text:span text:style-name="T17">their</text:span> required answers into output file <text:span text:style-name="T16">with </text:span><text:span text:style-name="T4">JavaPostsFileWriter</text:span>.</text:p>
      <text:p text:style-name="P14"/>
      <text:p text:style-name="P19"><text:span text:style-name="T3">2. StackOverFlowPostsParser:</text:span><text:span text:style-name="T1"> Responsible for parsing the given file and getting question's details, accepted answers and most voted answers.</text:span></text:p>
      <text:p text:style-name="P19"><text:span text:style-name="T17">While parsing it is doing following steps for every parsed post,</text:span></text:p>
      <text:p text:style-name="P18">a. If <text:span text:style-name="T18">the post is a</text:span> question(<text:span text:style-name="T9">PostTypeId="1"</text:span>) it asks the <text:span text:style-name="T2">JavaPostsFilter</text:span> to check whether the given question is related to java <text:span text:style-name="T14">by giving its details(Tag, Title)</text:span>. If then it saves the quesiton's details(Id, Title, Body) in to a <text:span text:style-name="T7">java</text:span><text:span text:style-name="T10">P</text:span><text:span text:style-name="T7">osts</text:span> map. And <text:span text:style-name="T17">it</text:span> also add<text:span text:style-name="T13">s</text:span> the quesiton's AccepetdAnswerId to <text:soft-page-break/><text:span text:style-name="T7">acceptedAnswerIds</text:span> list.</text:p>
      <text:p text:style-name="P15">b. If <text:span text:style-name="T18">post</text:span> is an answer(<text:span text:style-name="T9">PostTypeId="</text:span><text:span text:style-name="T8">2</text:span><text:span text:style-name="T9">"</text:span>) and acceptedAnswerIds contains <text:span text:style-name="T18">the post i</text:span>d<text:span text:style-name="T18">(Id)</text:span> then <text:span text:style-name="T18">it</text:span> saves the <text:span text:style-name="T18">post</text:span> <text:span text:style-name="T18">id(</text:span>Id<text:span text:style-name="T18">)</text:span> <text:span text:style-name="T13">with the </text:span>answer<text:span text:style-name="T13">(Body)</text:span> into <text:span text:style-name="T7">javaPostsAnswers</text:span> map.</text:p>
      <text:p text:style-name="P15">c. If <text:span text:style-name="T18">post</text:span> is an answer and acceptedAnswerIds not contains th<text:span text:style-name="T18">e post</text:span> Id<text:span text:style-name="T18">(Id)</text:span>, then it saves the <text:span text:style-name="T18">post</text:span>'s <text:span text:style-name="T13">question id (</text:span>ParentId<text:span text:style-name="T13">)</text:span> with <text:span text:style-name="T18">its score(</text:span>Score<text:span text:style-name="T13">)</text:span> and <text:span text:style-name="T13">answer(</text:span>Body<text:span text:style-name="T13">)</text:span> into <text:span text:style-name="T7">javaMostVotedAnswers</text:span> map. While<text:span text:style-name="T13"> </text:span>saving, it checks if there is an entry already in the map with <text:span text:style-name="T18">the </text:span>current <text:span text:style-name="T18">post's question id(</text:span>ParentId<text:span text:style-name="T13">)</text:span>, then it checks both <text:span text:style-name="T13">entry's scores</text:span> and overwrites it if the new one's <text:span text:style-name="T13">s</text:span>core is more than the existed one's Score. </text:p>
      <text:p text:style-name="P7"/>
      <text:p text:style-name="P7"><text:span text:style-name="T3">3</text:span><text:span text:style-name="T2">. JavaPostsFileWriter:</text:span> <text:span text:style-name="T12">Responsible for w</text:span>rit<text:span text:style-name="T12">ing</text:span> <text:span text:style-name="T16">question</text:span>s with required answers <text:span text:style-name="T12">in </text:span>t<text:span text:style-name="T13">he</text:span> <text:span text:style-name="T12">output</text:span> file.</text:p>
      <text:p text:style-name="P14">It <text:span text:style-name="T16">first </text:span>creates the JSON object with the questions's details <text:span text:style-name="T16">by</text:span> taking from <text:span text:style-name="T7">javaPosts</text:span> map, add <text:span text:style-name="T16">its </text:span>accepted answer from <text:span text:style-name="T11">javaPostsAnswers</text:span> <text:span text:style-name="T16">map</text:span> and <text:span text:style-name="T16">also add its </text:span>most voted answer f<text:span text:style-name="T16">r</text:span>om <text:span text:style-name="T7">javaMostVotedAnswers</text:span> map<text:span text:style-name="T16">(if any)</text:span>. Then it writes <text:span text:style-name="T16">the resulted JSON object </text:span>into the output file.</text:p>
      <text:p text:style-name="P14"/>
      <text:p text:style-name="P14"><text:span text:style-name="T2">4. JavaPostsFilter:</text:span> Responsible for filtering java <text:span text:style-name="T16">question</text:span>s which are having “how” in their title.</text:p>
      <text:p text:style-name="P14">It checks whether the <text:span text:style-name="T13">given</text:span> Tag attribute contains “java” and <text:span text:style-name="T16">the given </text:span>Title attribute contains “how”, <text:span text:style-name="T13">If then it returns true else false.</text:span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5pt" officeooo:rsid="00064920" officeooo:paragraph-rsid="00064920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tackOverFlow Java Posts Filt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8T13:44:58.421910367</dc:date>
    <meta:generator>LibreOffice/4.2.8.2$Linux_X86_64 LibreOffice_project/420m0$Build-2</meta:generator>
    <meta:editing-duration>P2DT20H15M10S</meta:editing-duration>
    <meta:editing-cycles>10</meta:editing-cycles>
    <meta:document-statistic meta:table-count="0" meta:image-count="0" meta:object-count="0" meta:page-count="2" meta:paragraph-count="35" meta:word-count="552" meta:character-count="3830" meta:non-whitespace-character-count="3303"/>
  </office:meta>
</office:document-meta>
</file>